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08.2023 17.50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 table:style-name="Default"/>
          <table:table-cell table:formula="of:=3" office:value-type="float" office:value="3" calcext:value-type="float">
            <text:p>3</text:p>
          </table:table-cell>
          <table:table-cell table:style-name="Default" table:number-columns-repeated="14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.00.0000</text:date>, <text:time style:data-style-name="N2" text:time-value="10:56:10.44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04T10:59:26.586000000</dc:date>
    <meta:editing-duration>P1DT14H23M32S</meta:editing-duration>
    <meta:editing-cycles>771</meta:editing-cycles>
    <meta:document-statistic meta:table-count="1" meta:cell-count="390" meta:object-count="0"/>
  </office:meta>
</office:document-meta>
</file>